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ff261" officeooo:paragraph-rsid="0025bd86" style:font-weight-asian="normal" style:font-weight-complex="normal"/>
    </style:style>
    <style:style style:name="P2" style:family="paragraph" style:parent-style-name="Standard">
      <style:text-properties fo:font-weight="normal" officeooo:rsid="0025bd86" officeooo:paragraph-rsid="0029e06b" style:font-weight-asian="normal" style:font-weight-complex="normal"/>
    </style:style>
    <style:style style:name="P3" style:family="paragraph" style:parent-style-name="Standard">
      <style:text-properties fo:font-weight="normal" officeooo:rsid="0027e4c5" officeooo:paragraph-rsid="0027e4c5" style:font-weight-asian="normal" style:font-weight-complex="normal"/>
    </style:style>
    <style:style style:name="P4" style:family="paragraph" style:parent-style-name="Standard">
      <style:text-properties fo:font-weight="normal" officeooo:rsid="0027e4c5" officeooo:paragraph-rsid="001ff261" style:font-weight-asian="normal" style:font-weight-complex="normal"/>
    </style:style>
    <style:style style:name="P5" style:family="paragraph" style:parent-style-name="Standard">
      <style:text-properties fo:font-weight="normal" officeooo:rsid="00290f82" officeooo:paragraph-rsid="0029e06b" style:font-weight-asian="normal" style:font-weight-complex="normal"/>
    </style:style>
    <style:style style:name="P6" style:family="paragraph" style:parent-style-name="Standard">
      <style:text-properties fo:font-weight="normal" officeooo:rsid="0029e06b" officeooo:paragraph-rsid="0029e06b" style:font-weight-asian="normal" style:font-weight-complex="normal"/>
    </style:style>
    <style:style style:name="P7" style:family="paragraph" style:parent-style-name="Standard">
      <style:text-properties fo:font-weight="bold" officeooo:rsid="0029e06b" officeooo:paragraph-rsid="0029e06b" style:font-weight-asian="bold" style:font-weight-complex="bold"/>
    </style:style>
    <style:style style:name="P8" style:family="paragraph" style:parent-style-name="Standard">
      <style:text-properties fo:font-style="italic" fo:font-weight="normal" officeooo:rsid="00290f82" officeooo:paragraph-rsid="00290f82" style:font-style-asian="italic" style:font-weight-asian="normal" style:font-style-complex="italic" style:font-weight-complex="normal"/>
    </style:style>
    <style:style style:name="P9" style:family="paragraph" style:parent-style-name="Standard">
      <style:text-properties fo:font-style="italic" fo:font-weight="normal" officeooo:rsid="002b8b94" officeooo:paragraph-rsid="002b8b94" style:font-style-asian="italic" style:font-weight-asian="normal" style:font-style-complex="italic" style:font-weight-complex="normal"/>
    </style:style>
    <style:style style:name="P10" style:family="paragraph" style:parent-style-name="Standard">
      <style:text-properties fo:font-style="italic" fo:font-weight="bold" officeooo:rsid="0025bd86" officeooo:paragraph-rsid="0025bd86" style:font-style-asian="italic" style:font-weight-asian="bold" style:font-style-complex="italic" style:font-weight-complex="bold"/>
    </style:style>
    <style:style style:name="P11" style:family="paragraph" style:parent-style-name="Standard">
      <style:text-properties fo:font-style="italic" fo:font-weight="bold" officeooo:rsid="0025bd86" officeooo:paragraph-rsid="002b8b94" style:font-style-asian="italic" style:font-weight-asian="bold" style:font-style-complex="italic" style:font-weight-complex="bold"/>
    </style:style>
    <style:style style:name="P12" style:family="paragraph" style:parent-style-name="Standard">
      <style:text-properties fo:font-style="italic" fo:font-weight="bold" officeooo:rsid="00261fcc" officeooo:paragraph-rsid="00261fcc" style:font-style-asian="italic" style:font-weight-asian="bold" style:font-style-complex="italic" style:font-weight-complex="bold"/>
    </style:style>
    <style:style style:name="P13" style:family="paragraph" style:parent-style-name="Standard">
      <style:text-properties fo:font-style="normal" fo:font-weight="normal" officeooo:rsid="0027e4c5" officeooo:paragraph-rsid="0027e4c5" style:font-style-asian="normal" style:font-weight-asian="normal" style:font-style-complex="normal" style:font-weight-complex="normal"/>
    </style:style>
    <style:style style:name="P14" style:family="paragraph" style:parent-style-name="Standard">
      <style:text-properties fo:font-style="normal" fo:font-weight="normal" officeooo:rsid="0027e4c5" officeooo:paragraph-rsid="0030c546" style:font-style-asian="normal" style:font-weight-asian="normal" style:font-style-complex="normal" style:font-weight-complex="normal"/>
    </style:style>
    <style:style style:name="P15" style:family="paragraph" style:parent-style-name="Standard">
      <style:text-properties fo:font-style="normal" fo:font-weight="normal" officeooo:rsid="00290f82" officeooo:paragraph-rsid="00290f82" style:font-style-asian="normal" style:font-weight-asian="normal" style:font-style-complex="normal" style:font-weight-complex="normal"/>
    </style:style>
    <style:style style:name="P16" style:family="paragraph" style:parent-style-name="Standard">
      <style:text-properties fo:font-style="normal" fo:font-weight="normal" officeooo:rsid="002b8b94" officeooo:paragraph-rsid="002b8b94" style:font-style-asian="normal" style:font-weight-asian="normal" style:font-style-complex="normal" style:font-weight-complex="normal"/>
    </style:style>
    <style:style style:name="P17" style:family="paragraph" style:parent-style-name="Standard">
      <style:text-properties fo:font-style="normal" fo:font-weight="normal" officeooo:rsid="002170a7" officeooo:paragraph-rsid="002ce61b" style:font-style-asian="normal" style:font-weight-asian="normal" style:font-style-complex="normal" style:font-weight-complex="normal"/>
    </style:style>
    <style:style style:name="P18" style:family="paragraph" style:parent-style-name="Standard">
      <style:text-properties officeooo:rsid="001d5c68" officeooo:paragraph-rsid="002b8b94"/>
    </style:style>
    <style:style style:name="P19" style:family="paragraph" style:parent-style-name="Standard">
      <style:text-properties officeooo:rsid="001d5c68" officeooo:paragraph-rsid="002ce61b"/>
    </style:style>
    <style:style style:name="P20" style:family="paragraph" style:parent-style-name="Standard">
      <style:text-properties officeooo:rsid="001e4f7c" officeooo:paragraph-rsid="0030c546"/>
    </style:style>
    <style:style style:name="P21" style:family="paragraph" style:parent-style-name="Standard" style:list-style-name="L1">
      <style:text-properties fo:font-weight="normal" officeooo:rsid="002428c4" officeooo:paragraph-rsid="0025bd86" style:font-weight-asian="normal" style:font-weight-complex="normal"/>
    </style:style>
    <style:style style:name="P22" style:family="paragraph" style:parent-style-name="Standard" style:list-style-name="L1">
      <style:text-properties fo:font-weight="normal" officeooo:rsid="0025bd86" officeooo:paragraph-rsid="0025bd86" style:font-weight-asian="normal" style:font-weight-complex="normal"/>
    </style:style>
    <style:style style:name="P23" style:family="paragraph" style:parent-style-name="Standard" style:list-style-name="L2">
      <style:text-properties fo:font-style="normal" fo:font-weight="normal" officeooo:rsid="002b8b94" officeooo:paragraph-rsid="002b8b94" style:font-style-asian="normal" style:font-weight-asian="normal" style:font-style-complex="normal" style:font-weight-complex="normal"/>
    </style:style>
    <style:style style:name="P24" style:family="paragraph" style:parent-style-name="Standard">
      <style:text-properties fo:font-style="normal" fo:font-weight="normal" officeooo:rsid="0025bd86" officeooo:paragraph-rsid="002b8b94" style:font-style-asian="normal" style:font-weight-asian="normal" style:font-style-complex="normal" style:font-weight-complex="normal"/>
    </style:style>
    <style:style style:name="T1" style:family="text">
      <style:text-properties officeooo:rsid="002428c4"/>
    </style:style>
    <style:style style:name="T2" style:family="text">
      <style:text-properties officeooo:rsid="0027e4c5"/>
    </style:style>
    <style:style style:name="T3" style:family="text">
      <style:text-properties officeooo:rsid="00290f82"/>
    </style:style>
    <style:style style:name="T4" style:family="text">
      <style:text-properties officeooo:rsid="0029e06b"/>
    </style:style>
    <style:style style:name="T5" style:family="text">
      <style:text-properties officeooo:rsid="002b8b94"/>
    </style:style>
    <style:style style:name="T6" style:family="text">
      <style:text-properties officeooo:rsid="002ee474"/>
    </style:style>
    <style:style style:name="T7" style:family="text">
      <style:text-properties officeooo:rsid="003198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leiding + voorbeelden</text:p>
      <text:p text:style-name="P1">Ik heb mij de afgelopen tijd beziggehouden <text:span text:style-name="T1">over de internetvrijheid. Het is alom in het nieuws. Internetvrijheid is een breed begrip, en aan de hand van twee voorbeeld uit het nieuws zal ik proberen te definieren wat ik versta onder internet vrijheid. </text:span></text:p>
      <text:p text:style-name="P1"/>
      <text:list xml:id="list8458963158732007804" text:style-name="L1">
        <text:list-item>
          <text:p text:style-name="P21">Kijk bijvoorbeeld naar Ebru Umar. Voor diegene die het niet weten; deze Turks-Nederlandse journalist werd opgepakt nadat ze enkele beledigende tweets plaatste aan het adres van de Turkse premier Erdogan. Ze plaatste de tweets vanuit Nederland, en werd opgepakt toen ze zich in haar vakantiehuis in Turkije bevond.</text:p>
        </text:list-item>
        <text:list-item>
          <text:p text:style-name="P22">Een ander bekend voorbeeld vanuit het nieuws is het voorbeeld van Edward Snowden. De oud medewerken van de CIA en NSA lekte documenten over de spionageactiviteiten van de NSA en GCHG (inlichtingendienst GB). Uit deze documenten werd meer bekend over PRISM, waarmee de internetactivteit van burgers worden geregistreerd.</text:p>
          <text:p text:style-name="P22"/>
        </text:list-item>
      </text:list>
      <text:p text:style-name="P2">In deze twee voorbeeld gaat het beide keren om internetvrijheid. </text:p>
      <text:p text:style-name="P2"/>
      <text:p text:style-name="P2">Het eerste geval van Ebru Umar ligt nogal complex. Ze plaatst de tweet namelijk vanuit Nederland, maar doet iets dat strafbaar is in Turkije en wordt daarom opgepakt in Turkije. Het gaat hierbij om de <text:span text:style-name="T5">rechten die men heeft op </text:span>het internet <text:span text:style-name="T5">omdat het</text:span> openbare gemeenschap is waarop alles <text:span text:style-name="T4">zou </text:span>moet<text:span text:style-name="T4">en</text:span> kunnen <text:span text:style-name="T5">(wat in een democratie moet kunnen.) Ik ben het hier echter niet mee eens omdat ik het internet zie als een afspiegeling van de samenleving waarin het internet van bereikt wordt. De grensen van het internet zijn vaag omdat het internet een gemeengoed is en dus in theorie beschikbaar voor iedereen. Zinloos is ook gaan denken aan oplossingen voor dictaturen wat dit betreft. </text:span></text:p>
      <text:p text:style-name="P2"/>
      <text:p text:style-name="P6">Het andere voorbeeld, het voorbeeld van Edward Snowden toont de internetvrijheid aan in een andere context die ik eerder internetprivacy zou willen noemen. De NSA controleert namelijk veel onschuldige burgers, en niet alleen in Amerika. De vraag die ik ook in mijn achterhoofd had is wat hier nou eigenlijk zou erg aan is. Een veel gehoord argument is dan vaak “ik heb niets te verbergen, en dus als er criminele activeiten mee kunnen worden voorkomen is het prima”. Ik ben door onderzoek te doen inmiddels lichtelijk van mening verandert.</text:p>
      <text:p text:style-name="P2"/>
      <text:p text:style-name="P5">Ik heb het in mijn verslag <text:span text:style-name="T5">over beiden vrijheden, maar</text:span> voornamelijk over de <text:span text:style-name="T5">internetwetten</text:span> en de bijbehorende privacy.</text:p>
      <text:p text:style-name="P6"/>
      <text:p text:style-name="P7">Inhoud</text:p>
      <text:p text:style-name="P3">In het begin van het internet waren er de nettiquette. De ongeschreven regels omtrent wenselijk gedrag op het internet. SOFweb heeft de regels een keer vastgelegd, waarbij de 2e regel luidde "Houd online dezelfde gedragsstandaard aan als in het gewone leven.”. <text:span text:style-name="T3">Nu</text:span> was het internet vroeger voornamelijk een plek voor hogegeschoolde, en ging men er vanuit dat ze zich aan deze nettiquette houden. <text:span text:style-name="T3">Helaas werkt het in de echte samenleving ook niet op deze manier en omdat internet steeds meer een afspiegeling is van de samenleving moeten er wetten en rechten worden gesteld. De zogenaamde internetrechten, en dus moeten de overheden zich hier ook aan houden.</text:span></text:p>
      <text:p text:style-name="P13"/>
      <text:p text:style-name="P8">Praktijken vd Nederlandse staat</text:p>
      <text:p text:style-name="P16">De vraag die voor zover nog rijst is wat het probleem nou is? Zij die wetten en rechten wel nodig? Ik maak in mijn verslag onderscheidt tussen de wetten en de rechten.<text:span text:style-name="T3"> Ik richt mij hierbij vooral op Nederland omdat hier een democratie geld </text:span>en dictaturen laat ik verder ongeveer buiten beschouwing<text:span text:style-name="T3">. In landen </text:span>zo<text:span text:style-name="T3">als Iran is het internet eigenlijk een intranet waarbij de staat controleert welke websites bezocht mogen worden. De diensten van Google zijn bijvoorbeeld niet beschikbaar op dit intranet omdat bepaalde acties van Google indruisen tegen de islamitische wet die Iran kent. Dat is hun goedrecht want internet is vaak een afspiegeling van de samenleving waarin het bezocht </text:span><text:soft-page-break/><text:span text:style-name="T3">wordt.</text:span></text:p>
      <text:p text:style-name="P15"/>
      <text:p text:style-name="P16">Die wetten en rechten zijn nodig. <text:span text:style-name="T2">Omdat het internet momenteel vrij nieuw is kan de staat zich tot nu toe veroorloven te doen wat ze willen. Dit gebeurd telkens totdat de rechter anders beslist. </text:span></text:p>
      <text:p text:style-name="P16"/>
      <text:p text:style-name="P9">Overheid</text:p>
      <text:p text:style-name="P16">Twee praktijken van de overheid waar je je vraagtekens bij kan zetten zijn de volgende:</text:p>
      <text:p text:style-name="P16"/>
      <text:list xml:id="list3365088875463955499" text:style-name="L2">
        <text:list-item>
          <text:p text:style-name="P23">Sleepnet.<text:span text:style-name="T3"> Minister Plasterk maakte afgelopen juli namelijk zijn plannen omtrent de “wet op de inlichtingen- en veiligheidsdiensten” bekend. Kort samengevat stond in dit wetsvoorstel dat de AIVD de mogelijkheid zou moeten hebben om elke burger elektronisch te controleren. Denk hierbij bijvoorbeeld aan de uitgaande mail. Hierdoor onschuldige burgers gevangen in een sleepnet. Veelgehoord argument vóór het controleren van onschuldige burgers luid vaak dat men toch niets te verbergen heeft. </text:span></text:p>
        </text:list-item>
        <text:list-item>
          <text:p text:style-name="P23">De bewaarplicht. Zou inmiddels door de rechter verboden zijn, maar is nog niet bekend of dit echt het geval is. De bewaarplicht hield in dat gegevens over onze communicatie en locaties een jaar bewaard werden. Dit is een gigantische inbreuk op je privacy. Want wanneer die gegevens eenmaal bewaard worden is het noodzaak dat ze ook niet in verkeerde handen vallen. De rechter was het hiermee eens en heeft dit dan ook afgeschaft. De minister van justitie is echter al bezig met een nieuw wetsvoorstel waarin eigenlijk hetzelfde staat als eerst. Ze zijn dus niet van plan de bewaarplicht daadwerkelijk af te schaffen daar bij het ministerie. </text:p>
        </text:list-item>
      </text:list>
      <text:p text:style-name="P13"/>
      <text:p text:style-name="P9">Bits of Freedom</text:p>
      <text:p text:style-name="P16">Bits of Freedom is een onafhankelijke Nederlandse organisatie die zich bezighoudt met dit soort praktijken van de overheid aan de kaak stellen. Ze <text:span text:style-name="T6">komen op voorbeiden vrijheden waar ik het telkens over heb, dus niet alleen op het recht van privacy maar ook over communicatievrijheid.</text:span></text:p>
      <text:p text:style-name="P18"/>
      <text:p text:style-name="P17">Er is een verschil tussen democratie en surveillance. In de huidige samenleving worden volskvertegenwoordigers gekozen door de burger. De volksvertegenwoordiging spreekt dan uit naam van de burgers, en de burgers controleren of de volskvertegenwoordigers dit juist doen. De volksvertegenwoordigers hoeven op hun beurt niet de burger te controleren, zoals dit momenteel wel gebeurd op het internet. Onverdachte burgers worden op grote schaal gecontroleerd en hiervoor is vind ik geen plek in een democratie. Verder is men bekend met “je bent onschuldig totdat het tegendeel bewezen is”, en de ethische vraag is dus hoe ver de overheid mag gaan met het controleren. </text:p>
      <text:p text:style-name="P19"/>
      <text:p text:style-name="P20">Mensen voeren vaak als argument aan dat ze niets te verbergen hebben en dat dus de overheid aan de haal mag gaan met hun gegevens, als hiermee meer veiligheid kan worden gegarandeerd. Een bekend citaat van Edward Snowden luidt: “Zeggen dat je het recht op privacy niet belangrijk vindt omdat jij niets te verbergen hebt, is niet anders dan zeggen dat je vrije meningsuiting niet belangrijk vindt, omdat je niets te zeggen he” waarmee hij het argument weerlegd. </text:p>
      <text:p text:style-name="P14"/>
      <text:p text:style-name="P9"/>
      <text:p text:style-name="P12">Oplossing</text:p>
      <text:p text:style-name="P13">Een oplossing waar de Wetenschappelijke Raad voor het Regeringsbeleid recent mee is gekomen, is het gebruik van <text:span text:style-name="T7">edwar</text:span> Data om criminele activiteiten op te sporen, het liefst al voordat deze hebben plaats gevonden. Het probleem hierin is echter de defenitie van “Big Data”. Er is hiervoor namelijk inputdata voor nodig met de bijbehorende kans op criminele activiteit. <text:span text:style-name="T6">Een ander nadeel is dat je bij bigdata gebruik maakt van profiling en dus discrimineert. </text:span></text:p>
      <text:p text:style-name="P4"/>
      <text:p text:style-name="P11">Problemen</text:p>
      <text:p text:style-name="P24"><text:soft-page-break/>Ik ben nu over de helft van mijn verslag, met zo'n 1500 woorden. Het probleem vind ik echter is hoe internetvrijheid gedefinieerd moet wo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6:57:45.882921279</meta:creation-date>
    <dc:date>2016-05-17T20:21:51.513637433</dc:date>
    <meta:editing-duration>PT2H4M56S</meta:editing-duration>
    <meta:editing-cycles>6</meta:editing-cycles>
    <meta:generator>LibreOffice/4.2.8.2$Linux_X86_64 LibreOffice_project/420m0$Build-2</meta:generator>
    <meta:document-statistic meta:table-count="0" meta:image-count="0" meta:object-count="0" meta:page-count="3" meta:paragraph-count="25" meta:word-count="1151" meta:character-count="7158" meta:non-whitespace-character-count="6026"/>
  </office:meta>
</office:document-meta>
</file>